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imbus Sans L" svg:font-family="'Nimbus Sans L'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9.446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bfbf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bfbfbf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1" table:number-columns-repeated="4" table:default-cell-style-name="ce2"/>
        <table:table-column table:style-name="co1" table:number-columns-repeated="1017" table:default-cell-style-name="ce4"/>
        <table:table-column table:style-name="co3" table:default-cell-style-name="ce4"/>
        <table:table-row table:style-name="ro1">
          <table:table-cell table:style-name="ce1" office:value-type="string">
            <text:p>Story ID</text:p>
          </table:table-cell>
          <table:table-cell table:style-name="ce3" office:value-type="string">
            <text:p>Title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Iteration</text:p>
          </table:table-cell>
          <table:table-cell table:style-name="ce1" office:value-type="string" table:number-columns-spanned="2" table:number-rows-spanned="1">
            <text:p>Assigned To</text:p>
          </table:table-cell>
          <table:covered-table-cell/>
          <table:table-cell table:style-name="ce5"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ekstop Applicati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rdware cost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stem Siz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put Panel Distributi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nput Panel Efficiency dat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nel lifetim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ariff rate input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put inverter efficiency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Inverter lifetim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onthly power usag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isplay monthly saving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2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ystem Infrastructur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I Services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rdware cost fetching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ystem Size fetching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fficiency loss calculatio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fficiency loss data fetching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nel lifetime fetching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actoring in inverter cos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aily power usag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verage daytime hourly power usag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uto-fill roof area percentage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ocation input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isplay cumulative annual saving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isplay estaimted efficiency over life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ariff rate fetching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isplay power generation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verage daylight hours for location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obile application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3,4</text:p>
          </table:table-cell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ocation fetching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rinting reports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aving reports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ompare two configurations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fficiency checking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Display panel output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mmercial setup calculations</text:p>
          </table:table-cell>
          <table:table-cell office:value-type="string">
            <text:p>C</text:p>
          </table:table-cell>
          <table:table-cell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table:style-name="ce2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4"/>
        <table:table-column table:style-name="co3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default-cell-style-name="ce4"/>
        <table:table-column table:style-name="co3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0" table:target-range-address="Sheet1.A28:Sheet1.F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 Sans L" svg:font-family="'Nimbus Sans L'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size="11pt" style:font-name-asian="Nimbus Sans L" style:font-size-asian="11pt" style:font-name-complex="Nimbus Sans 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3">03/09/2012</text:date>, <text:time>16:4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Solaris_x86 OpenOffice.org_project/340m1$Build-9590</meta:generator>
    <meta:initial-creator>Darran Kartaschew</meta:initial-creator>
    <dc:creator>Darran Kartaschew</dc:creator>
    <meta:creation-date>2012-08-15T23:34:36Z</meta:creation-date>
    <dc:date>2012-09-03T16:44:21</dc:date>
    <meta:editing-cycles>37</meta:editing-cycles>
    <meta:editing-duration>PT3H55M4S</meta:editing-duration>
    <meta:document-statistic meta:table-count="3" meta:cell-count="225" meta:object-count="0"/>
  </office:meta>
</office:document-meta>
</file>